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  <style:style style:name="P2" style:family="paragraph" style:parent-style-name="Standard">
      <style:paragraph-properties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6.001cm"/>
          <style:tab-stop style:position="7.001cm"/>
          <style:tab-stop style:position="7.999cm"/>
          <style:tab-stop style:position="8.999cm"/>
          <style:tab-stop style:position="9.999cm"/>
          <style:tab-stop style:position="11cm"/>
          <style:tab-stop style:position="12cm"/>
        </style:tab-stops>
      </style:paragraph-properties>
      <style:text-properties style:font-name="Helvetica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ite 3 : Pb menu rechercher (déroulant)</text:p>
      <text:p text:style-name="P1">Suite 4 : Pb suppression providers impossible</text:p>
      <text:p text:style-name="P1">Suite 5 : Page erreur apres bouton sauver</text:p>
      <text:p text:style-name="P1">Suite 8 : Erreur suppression impossible</text:p>
      <text:p text:style-name="P1">Suite 10 : Erreur suppression impossible</text:p>
      <text:p text:style-name="P1">Suite 15 : Possibilité de créer plusieurs vend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/>
    <style:font-face style:name="Times" svg:font-family="Times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date>2013-05-06T18:40:56</dc:date>
    <meta:editing-duration>PT2H19M31S</meta:editing-duration>
    <meta:editing-cycles>2</meta:editing-cycles>
    <meta:document-statistic meta:table-count="0" meta:image-count="0" meta:object-count="0" meta:page-count="1" meta:paragraph-count="6" meta:word-count="42" meta:character-count="254"/>
  </office:meta>
</office:document-meta>
</file>